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69500000000" calcext:value-type="float">
            <text:p>6.95E+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02" calcext:value-type="float">
            <text:p>2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0.002" calcext:value-type="float">
            <text:p>2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0.1" calcext:value-type="float">
            <text:p>1.00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[.B4]*[.B5]^3*(1/12)" office:value-type="float" office:value="0.0000000000133333333333333" calcext:value-type="float">
            <text:p>1.33333333333333E-11</text:p>
          </table:table-cell>
          <table:table-cell table:formula="of:=[.B5]*[.B4]^3*(1/12)" office:value-type="float" office:value="0.00000000133333333333333" calcext:value-type="float">
            <text:p>1.33333333333333E-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nalytic Solu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Frequency [Hz]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In-Plane</text:p>
          </table:table-cell>
          <table:table-cell table:style-name="ce1" office:value-type="string" calcext:value-type="string">
            <text:p>Out of Plan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163.915073255401" calcext:value-type="float">
            <text:p>163.915073255401</text:p>
          </table:table-cell>
          <table:table-cell table:formula="of:=([.B12]^2*SQRT(  ([.$B$2]*[.$C$7])/([.$B$3]*[.$B$4]*[.$B$5]) )/[.$B$6]^2)/(2*PI())" office:value-type="float" office:value="1639.15073255401" calcext:value-type="float">
            <text:p>1639.150732554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027.24219146809" calcext:value-type="float">
            <text:p>1027.24219146809</text:p>
          </table:table-cell>
          <table:table-cell table:formula="of:=([.B13]^2*SQRT(  ([.$B$2]*[.$C$7])/([.$B$3]*[.$B$4]*[.$B$5]) )/[.$B$6]^2)/(2*PI())" office:value-type="float" office:value="10272.4219146809" calcext:value-type="float">
            <text:p>10272.42191468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2875.68133845501" calcext:value-type="float">
            <text:p>2875.68133845501</text:p>
          </table:table-cell>
          <table:table-cell table:formula="of:=([.B14]^2*SQRT(  ([.$B$2]*[.$C$7])/([.$B$3]*[.$B$4]*[.$B$5]) )/[.$B$6]^2)/(2*PI())" office:value-type="float" office:value="28756.81338455" calcext:value-type="float">
            <text:p>28756.813384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5636.44819718897" calcext:value-type="float">
            <text:p>5636.44819718897</text:p>
          </table:table-cell>
          <table:table-cell table:formula="of:=([.B15]^2*SQRT(  ([.$B$2]*[.$C$7])/([.$B$3]*[.$B$4]*[.$B$5]) )/[.$B$6]^2)/(2*PI())" office:value-type="float" office:value="56364.4819718898" calcext:value-type="float">
            <text:p>56364.48197188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9317.44480131244" calcext:value-type="float">
            <text:p>9317.44480131244</text:p>
          </table:table-cell>
          <table:table-cell table:formula="of:=([.B16]^2*SQRT(  ([.$B$2]*[.$C$7])/([.$B$3]*[.$B$4]*[.$B$5]) )/[.$B$6]^2)/(2*PI())" office:value-type="float" office:value="93174.4480131244" calcext:value-type="float">
            <text:p>93174.44801312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3918.9743258643" calcext:value-type="float">
            <text:p>13918.9743258643</text:p>
          </table:table-cell>
          <table:table-cell table:formula="of:=([.B17]^2*SQRT(  ([.$B$2]*[.$C$7])/([.$B$3]*[.$B$4]*[.$B$5]) )/[.$B$6]^2)/(2*PI())" office:value-type="float" office:value="139189.743258643" calcext:value-type="float">
            <text:p>139189.7432586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olutions from Elm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 [Hz]</text:p>
          </table:table-cell>
          <table:table-cell office:value-type="string" calcext:value-type="string">
            <text:p>Mode Ty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69.293510217839" calcext:value-type="float">
            <text:p>169.293510217839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057.80845589701" calcext:value-type="float">
            <text:p>1057.80845589701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582.88164555112" calcext:value-type="float">
            <text:p>1582.88164555112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595.96066314882" calcext:value-type="float">
            <text:p>1595.96066314882</text:p>
          </table:table-cell>
          <table:table-cell office:value-type="string" calcext:value-type="string">
            <text:p>Out-Of-Plane B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959.54768409761" calcext:value-type="float">
            <text:p>2959.54768409761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4844.40091896457" calcext:value-type="float">
            <text:p>4844.40091896457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text> </loext:text>
      <loext:fill-character> </loext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22:22:57.190802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2:06:09.715619873</meta:creation-date>
    <dc:date>2018-06-06T22:22:40.040177960</dc:date>
    <meta:editing-duration>PT5M30S</meta:editing-duration>
    <meta:editing-cycles>1</meta:editing-cycles>
    <meta:generator>LibreOffice/6.0.3.2$Linux_X86_64 LibreOffice_project/00m0$Build-2</meta:generator>
    <meta:document-statistic meta:table-count="1" meta:cell-count="66" meta:object-count="0"/>
  </office:meta>
</office:document-meta>
</file>